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/>
    <style:style style:name="T11_236" style:family="text"/>
    <style:style style:name="T11_237" style:family="text"/>
    <style:style style:name="T11_238" style:family="text"/>
    <style:style style:name="T11_239" style:family="text"/>
    <style:style style:name="T11_240" style:family="text"/>
    <style:style style:name="T11_241" style:family="text"/>
    <style:style style:name="T11_242" style:family="text"/>
    <style:style style:name="T11_243" style:family="text"/>
    <style:style style:name="T11_244" style:family="text"/>
    <style:style style:name="T11_245" style:family="text"/>
    <style:style style:name="T11_246" style:family="text"/>
    <style:style style:name="T11_247" style:family="text"/>
    <style:style style:name="T11_248" style:family="text"/>
    <style:style style:name="T11_249" style:family="text"/>
    <style:style style:name="T11_250" style:family="text"/>
    <style:style style:name="T11_251" style:family="text"/>
    <style:style style:name="T11_252" style:family="text"/>
    <style:style style:name="T11_253" style:family="text"/>
    <style:style style:name="T11_254" style:family="text"/>
    <style:style style:name="T11_255" style:family="text"/>
    <style:style style:name="T11_256" style:family="text"/>
    <style:style style:name="T11_257" style:family="text"/>
    <style:style style:name="T11_258" style:family="text"/>
    <style:style style:name="T11_259" style:family="text"/>
    <style:style style:name="T11_260" style:family="text"/>
    <style:style style:name="T11_261" style:family="text"/>
    <style:style style:name="T11_262" style:family="text"/>
    <style:style style:name="T11_263" style:family="text"/>
    <style:style style:name="T11_264" style:family="text"/>
    <style:style style:name="T11_265" style:family="text"/>
    <style:style style:name="T11_266" style:family="text"/>
    <style:style style:name="T11_267" style:family="text"/>
    <style:style style:name="T11_268" style:family="text"/>
    <style:style style:name="T11_269" style:family="text"/>
    <style:style style:name="T11_270" style:family="text"/>
    <style:style style:name="T11_271" style:family="text"/>
    <style:style style:name="T11_272" style:family="text"/>
    <style:style style:name="T11_273" style:family="text"/>
    <style:style style:name="T11_274" style:family="text"/>
    <style:style style:name="T11_275" style:family="text"/>
    <style:style style:name="T11_276" style:family="text"/>
    <style:style style:name="T11_277" style:family="text"/>
    <style:style style:name="T11_278" style:family="text"/>
    <style:style style:name="T11_279" style:family="text"/>
    <style:style style:name="T11_280" style:family="text"/>
    <style:style style:name="T11_281" style:family="text"/>
    <style:style style:name="T11_282" style:family="text"/>
    <style:style style:name="T11_283" style:family="text"/>
    <style:style style:name="T11_284" style:family="text"/>
    <style:style style:name="T11_285" style:family="text"/>
    <style:style style:name="T11_286" style:family="text"/>
    <style:style style:name="T11_287" style:family="text"/>
    <style:style style:name="T11_288" style:family="text"/>
    <style:style style:name="T11_289" style:family="text"/>
    <style:style style:name="T11_290" style:family="text"/>
    <style:style style:name="T11_291" style:family="text"/>
    <style:style style:name="T11_292" style:family="text"/>
    <style:style style:name="T11_293" style:family="text"/>
    <style:style style:name="T11_294" style:family="text"/>
    <style:style style:name="T11_295" style:family="text"/>
    <style:style style:name="T11_296" style:family="text"/>
    <style:style style:name="T11_297" style:family="text"/>
    <style:style style:name="T11_298" style:family="text"/>
    <style:style style:name="T11_299" style:family="text"/>
    <style:style style:name="T11_300" style:family="text"/>
    <style:style style:name="T11_301" style:family="text"/>
    <style:style style:name="T11_302" style:family="text"/>
    <style:style style:name="T11_303" style:family="text"/>
    <style:style style:name="T11_304" style:family="text"/>
    <style:style style:name="T11_305" style:family="text"/>
    <style:style style:name="T11_306" style:family="text"/>
    <style:style style:name="P12" style:family="paragraph" style:parent-style-name="Standard">
      <style:paragraph-properties fo:break-before="auto" fo:line-height="115%" fo:margin-bottom="0cm" style:writing-mode="lr-tb"/>
    </style:style>
    <style:style style:name="P13" style:family="paragraph" style:parent-style-name="Standard">
      <style:paragraph-properties fo:break-before="auto" fo:line-height="115%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/>
    <style:style style:name="T13_11" style:family="text">
      <style:text-properties fo:color="#1155cc" style:text-underline-style="solid" style:text-underline-color="font-color"/>
    </style:style>
    <style:style style:name="T13_12" style:family="text"/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/>
    <style:style style:name="T13_17" style:family="text">
      <style:text-properties fo:color="#1155cc" style:text-underline-style="solid" style:text-underline-color="font-color"/>
    </style:style>
    <style:style style:name="T13_18" style:family="text"/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/>
    <style:style style:name="T13_23" style:family="text">
      <style:text-properties fo:color="#1155cc" style:text-underline-style="solid" style:text-underline-color="font-color"/>
    </style:style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P14" style:family="paragraph" style:parent-style-name="Standard">
      <style:paragraph-properties fo:break-before="auto" fo:line-height="115%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</office:automatic-styles>
  <office:body>
    <office:text>
      <text:p text:style-name="P1"><text:span text:style-name="T1_1">Lojalność</text:span></text:p>
      <text:p text:style-name="P2"><text:span text:style-name="T2_1">Autor</text:span><text:span text:style-name="T2_2">:<text:s/></text:span><text:span text:style-name="T2_3">Applejuice</text:span></text:p>
      <text:p text:style-name="P3"><text:span text:style-name="T3_1">[</text:span><text:span text:style-name="T3_2">Crossover</text:span><text:span text:style-name="T3_3">][</text:span><text:span text:style-name="T3_4">Slice</text:span><text:span text:style-name="T3_5"><text:s/></text:span><text:span text:style-name="T3_6">of</text:span><text:span text:style-name="T3_7"><text:s/></text:span><text:span text:style-name="T3_8">Life</text:span><text:span text:style-name="T3_9">][</text:span><text:span text:style-name="T3_10">Violence</text:span><text:span text:style-name="T3_11">]</text:span></text:p>
      <text:p text:style-name="P4"/>
      <text:p text:style-name="P5"><text:span text:style-name="T5_1">Tak</text:span><text:span text:style-name="T5_2"><text:s/></text:span><text:span text:style-name="T5_3">się</text:span><text:span text:style-name="T5_4"><text:s/></text:span><text:span text:style-name="T5_5">złożyło</text:span><text:span text:style-name="T5_6">,<text:s/></text:span><text:span text:style-name="T5_7">iż</text:span><text:span text:style-name="T5_8"><text:s/></text:span><text:span text:style-name="T5_9">jakiś</text:span><text:span text:style-name="T5_10"><text:s/></text:span><text:span text:style-name="T5_11">czas</text:span><text:span text:style-name="T5_12"><text:s/></text:span><text:span text:style-name="T5_13">temu</text:span><text:span text:style-name="T5_14"><text:s/></text:span><text:span text:style-name="T5_15">organizowałem</text:span><text:span text:style-name="T5_16"><text:s/></text:span><text:span text:style-name="T5_17">konkurs</text:span><text:span text:style-name="T5_18"><text:s/></text:span><text:span text:style-name="T5_19">z</text:span><text:span text:style-name="T5_20"><text:s/></text:span><text:span text:style-name="T5_21">tematem</text:span><text:span text:style-name="T5_22"><text:s/>„</text:span><text:span text:style-name="T5_23">Crossover</text:span><text:span text:style-name="T5_24">”<text:s/></text:span><text:span text:style-name="T5_25">i</text:span><text:span text:style-name="T5_26"><text:s/></text:span><text:span text:style-name="T5_27">postanowiłem</text:span><text:span text:style-name="T5_28"><text:s/></text:span><text:span text:style-name="T5_29">przybliżyć</text:span><text:span text:style-name="T5_30"><text:s/></text:span><text:span text:style-name="T5_31">Wam</text:span><text:span text:style-name="T5_32"><text:s/></text:span><text:span text:style-name="T5_33">jedno</text:span><text:span text:style-name="T5_34"><text:s/></text:span><text:span text:style-name="T5_35">z</text:span><text:span text:style-name="T5_36"><text:s/></text:span><text:span text:style-name="T5_37">opublikowanych</text:span><text:span text:style-name="T5_38"><text:s/></text:span><text:span text:style-name="T5_39">tam</text:span><text:span text:style-name="T5_40"><text:s/></text:span><text:span text:style-name="T5_41">opowiadań</text:span><text:span text:style-name="T5_42">.</text:span></text:p>
      <text:p text:style-name="P6"/>
      <text:p text:style-name="P7"><text:span text:style-name="T7_1">Fanfik</text:span><text:span text:style-name="T7_2"><text:s/>„</text:span><text:span text:style-name="T7_3">Lojalność</text:span><text:span text:style-name="T7_4">”<text:s/></text:span><text:span text:style-name="T7_5">autorstwa</text:span><text:span text:style-name="T7_6"><text:s/></text:span><text:span text:style-name="T7_7">Applejuice</text:span><text:span text:style-name="T7_8"><text:s/></text:span><text:span text:style-name="T7_9">na</text:span><text:span text:style-name="T7_10"><text:s/></text:span><text:span text:style-name="T7_11">wspomnianym</text:span><text:span text:style-name="T7_12"><text:s/></text:span><text:span text:style-name="T7_13">wcześniej</text:span><text:span text:style-name="T7_14"><text:s/></text:span><text:span text:style-name="T7_15">konkursie</text:span><text:span text:style-name="T7_16"><text:s/></text:span><text:span text:style-name="T7_17">otarł</text:span><text:span text:style-name="T7_18"><text:s/></text:span><text:span text:style-name="T7_19">się</text:span><text:span text:style-name="T7_20"><text:s/></text:span><text:span text:style-name="T7_21">o</text:span><text:span text:style-name="T7_22"><text:s/></text:span><text:span text:style-name="T7_23">pierwsze</text:span><text:span text:style-name="T7_24"><text:s/></text:span><text:span text:style-name="T7_25">miejsce</text:span><text:span text:style-name="T7_26"><text:s/>–<text:s/></text:span><text:span text:style-name="T7_27">naprawdę</text:span><text:span text:style-name="T7_28"><text:s/></text:span><text:span text:style-name="T7_29">niewiele</text:span><text:span text:style-name="T7_30"><text:s/></text:span><text:span text:style-name="T7_31">mu</text:span><text:span text:style-name="T7_32"><text:s/></text:span><text:span text:style-name="T7_33">do</text:span><text:span text:style-name="T7_34"><text:s/></text:span><text:span text:style-name="T7_35">niego</text:span><text:span text:style-name="T7_36"><text:s/></text:span><text:span text:style-name="T7_37">brakowało</text:span><text:span text:style-name="T7_38">.<text:s/></text:span><text:span text:style-name="T7_39">Przyznam</text:span><text:span text:style-name="T7_40"><text:s/></text:span><text:span text:style-name="T7_41">szczerze</text:span><text:span text:style-name="T7_42">,<text:s/></text:span><text:span text:style-name="T7_43">iż</text:span><text:span text:style-name="T7_44"><text:s/></text:span><text:span text:style-name="T7_45">podchodziłem</text:span><text:span text:style-name="T7_46"><text:s/></text:span><text:span text:style-name="T7_47">do</text:span><text:span text:style-name="T7_48"><text:s/></text:span><text:span text:style-name="T7_49">niego</text:span><text:span text:style-name="T7_50"><text:s/></text:span><text:span text:style-name="T7_51">dosyć</text:span><text:span text:style-name="T7_52"><text:s/></text:span><text:span text:style-name="T7_53">sceptycznie</text:span><text:span text:style-name="T7_54"><text:s/>–<text:s/></text:span><text:span text:style-name="T7_55">połączenie</text:span><text:span text:style-name="T7_56"><text:s/></text:span><text:span text:style-name="T7_57">kucyków</text:span><text:span text:style-name="T7_58"><text:s/></text:span><text:span text:style-name="T7_59">z</text:span><text:span text:style-name="T7_60"><text:s/></text:span><text:span text:style-name="T7_61">grą</text:span><text:span text:style-name="T7_62"><text:s/></text:span><text:span text:style-name="T7_63">o</text:span><text:span text:style-name="T7_64"><text:s/></text:span><text:span text:style-name="T7_65">skakaniu</text:span><text:span text:style-name="T7_66"><text:s/></text:span><text:span text:style-name="T7_67">po</text:span><text:span text:style-name="T7_68"><text:s/></text:span><text:span text:style-name="T7_69">dachach</text:span><text:span text:style-name="T7_70"><text:s/></text:span><text:span text:style-name="T7_71">i</text:span><text:span text:style-name="T7_72"><text:s/></text:span><text:span text:style-name="T7_73">uciekaniu</text:span><text:span text:style-name="T7_74"><text:s/></text:span><text:span text:style-name="T7_75">przed</text:span><text:span text:style-name="T7_76"><text:s/></text:span><text:span text:style-name="T7_77">policja</text:span><text:span text:style-name="T7_78"><text:s/>(</text:span><text:span text:style-name="T7_79">z</text:span><text:span text:style-name="T7_80"><text:s/></text:span><text:span text:style-name="T7_81">intrygami</text:span><text:span text:style-name="T7_82"><text:s/></text:span><text:span text:style-name="T7_83">w</text:span><text:span text:style-name="T7_84"><text:s/></text:span><text:span text:style-name="T7_85">tle</text:span><text:span text:style-name="T7_86">)<text:s/></text:span><text:span text:style-name="T7_87">nie</text:span><text:span text:style-name="T7_88"><text:s/></text:span><text:span text:style-name="T7_89">wydawało</text:span><text:span text:style-name="T7_90"><text:s/></text:span><text:span text:style-name="T7_91">mi</text:span><text:span text:style-name="T7_92"><text:s/></text:span><text:span text:style-name="T7_93">się</text:span><text:span text:style-name="T7_94"><text:s/></text:span><text:span text:style-name="T7_95">specjalnie</text:span><text:span text:style-name="T7_96"><text:s/></text:span><text:span text:style-name="T7_97">pociągające</text:span><text:span text:style-name="T7_98">.<text:s/></text:span><text:span text:style-name="T7_99">Na</text:span><text:span text:style-name="T7_100"><text:s/></text:span><text:span text:style-name="T7_101">szczęście</text:span><text:span text:style-name="T7_102"><text:s/></text:span><text:span text:style-name="T7_103">autorka</text:span><text:span text:style-name="T7_104"><text:s/></text:span><text:span text:style-name="T7_105">pokazała</text:span><text:span text:style-name="T7_106">,<text:s/></text:span><text:span text:style-name="T7_107">iż</text:span><text:span text:style-name="T7_108"><text:s/></text:span><text:span text:style-name="T7_109">taki</text:span><text:span text:style-name="T7_110"><text:s/></text:span><text:span text:style-name="T7_111">miszung</text:span><text:span text:style-name="T7_112"><text:s/></text:span><text:span text:style-name="T7_113">jest</text:span><text:span text:style-name="T7_114"><text:s/></text:span><text:span text:style-name="T7_115">nie</text:span><text:span text:style-name="T7_116"><text:s/></text:span><text:span text:style-name="T7_117">tylko</text:span><text:span text:style-name="T7_118"><text:s/></text:span><text:span text:style-name="T7_119">możliwy</text:span><text:span text:style-name="T7_120"><text:s/></text:span><text:span text:style-name="T7_121">do</text:span><text:span text:style-name="T7_122"><text:s/></text:span><text:span text:style-name="T7_123">stworzenia</text:span><text:span text:style-name="T7_124">,<text:s/></text:span><text:span text:style-name="T7_125">ale</text:span><text:span text:style-name="T7_126"><text:s/></text:span><text:span text:style-name="T7_127">można</text:span><text:span text:style-name="T7_128"><text:s/></text:span><text:span text:style-name="T7_129">to</text:span><text:span text:style-name="T7_130"><text:s/></text:span><text:span text:style-name="T7_131">zrobić</text:span><text:span text:style-name="T7_132"><text:s/></text:span><text:span text:style-name="T7_133">na</text:span><text:span text:style-name="T7_134"><text:s/></text:span><text:span text:style-name="T7_135">naprawdę</text:span><text:span text:style-name="T7_136"><text:s/></text:span><text:span text:style-name="T7_137">wysokim</text:span><text:span text:style-name="T7_138"><text:s/></text:span><text:span text:style-name="T7_139">poziomie</text:span><text:span text:style-name="T7_140">.<text:s/></text:span><text:span text:style-name="T7_141">Po</text:span><text:span text:style-name="T7_142"><text:s/></text:span><text:span text:style-name="T7_143">przeczytaniu</text:span><text:span text:style-name="T7_144"><text:s/></text:span><text:span text:style-name="T7_145">kilku</text:span><text:span text:style-name="T7_146"><text:s/></text:span><text:span text:style-name="T7_147">pierwszych</text:span><text:span text:style-name="T7_148"><text:s/></text:span><text:span text:style-name="T7_149">stron</text:span><text:span text:style-name="T7_150"><text:s/></text:span><text:span text:style-name="T7_151">już</text:span><text:span text:style-name="T7_152"><text:s/></text:span><text:span text:style-name="T7_153">wiedziałem</text:span><text:span text:style-name="T7_154">,<text:s/></text:span><text:span text:style-name="T7_155">że</text:span><text:span text:style-name="T7_156"><text:s/></text:span><text:span text:style-name="T7_157">się</text:span><text:span text:style-name="T7_158"><text:s/></text:span><text:span text:style-name="T7_159">tak</text:span><text:span text:style-name="T7_160"><text:s/></text:span><text:span text:style-name="T7_161">łatwo</text:span><text:span text:style-name="T7_162"><text:s/></text:span><text:span text:style-name="T7_163">od</text:span><text:span text:style-name="T7_164"><text:s/></text:span><text:span text:style-name="T7_165">tego</text:span><text:span text:style-name="T7_166"><text:s/></text:span><text:span text:style-name="T7_167">tekstu</text:span><text:span text:style-name="T7_168"><text:s/></text:span><text:span text:style-name="T7_169">nie</text:span><text:span text:style-name="T7_170"><text:s/></text:span><text:span text:style-name="T7_171">oderwę</text:span><text:span text:style-name="T7_172">.<text:s/></text:span><text:span text:style-name="T7_173">Ba</text:span><text:span text:style-name="T7_174">!<text:s/></text:span><text:span text:style-name="T7_175">Że</text:span><text:span text:style-name="T7_176"><text:s/></text:span><text:span text:style-name="T7_177">będzie</text:span><text:span text:style-name="T7_178"><text:s/></text:span><text:span text:style-name="T7_179">to</text:span><text:span text:style-name="T7_180"><text:s/></text:span><text:span text:style-name="T7_181">niemożliwe</text:span><text:span text:style-name="T7_182"><text:s/></text:span><text:span text:style-name="T7_183">bez</text:span><text:span text:style-name="T7_184"><text:s/></text:span><text:span text:style-name="T7_185">jego</text:span><text:span text:style-name="T7_186"><text:s/></text:span><text:span text:style-name="T7_187">ukończenia</text:span><text:span text:style-name="T7_188">.</text:span></text:p>
      <text:p text:style-name="P8"/>
      <text:p text:style-name="P9"><text:span text:style-name="T9_1">Główną</text:span><text:span text:style-name="T9_2"><text:s/></text:span><text:span text:style-name="T9_3">bohaterka</text:span><text:span text:style-name="T9_4"><text:s/></text:span><text:span text:style-name="T9_5">jest</text:span><text:span text:style-name="T9_6"><text:s/></text:span><text:span text:style-name="T9_7">Scootaloo</text:span><text:span text:style-name="T9_8">.<text:s/></text:span><text:span text:style-name="T9_9">Ot</text:span><text:span text:style-name="T9_10">,<text:s/></text:span><text:span text:style-name="T9_11">skacze</text:span><text:span text:style-name="T9_12"><text:s/></text:span><text:span text:style-name="T9_13">sobie</text:span><text:span text:style-name="T9_14"><text:s/></text:span><text:span text:style-name="T9_15">po</text:span><text:span text:style-name="T9_16"><text:s/></text:span><text:span text:style-name="T9_17">dachach</text:span><text:span text:style-name="T9_18">,<text:s/></text:span><text:span text:style-name="T9_19">biega</text:span><text:span text:style-name="T9_20"><text:s/></text:span><text:span text:style-name="T9_21">i</text:span><text:span text:style-name="T9_22"><text:s/></text:span><text:span text:style-name="T9_23">zajmuje</text:span><text:span text:style-name="T9_24"><text:s/></text:span><text:span text:style-name="T9_25">się</text:span><text:span text:style-name="T9_26"><text:s/></text:span><text:span text:style-name="T9_27">nie</text:span><text:span text:style-name="T9_28"><text:s/></text:span><text:span text:style-name="T9_29">do</text:span><text:span text:style-name="T9_30"><text:s/></text:span><text:span text:style-name="T9_31">końca</text:span><text:span text:style-name="T9_32"><text:s/></text:span><text:span text:style-name="T9_33">legalną</text:span><text:span text:style-name="T9_34">,<text:s/></text:span><text:span text:style-name="T9_35">choć</text:span><text:span text:style-name="T9_36"><text:s/></text:span><text:span text:style-name="T9_37">nie</text:span><text:span text:style-name="T9_38"><text:s/></text:span><text:span text:style-name="T9_39">stricte</text:span><text:span text:style-name="T9_40"><text:s/></text:span><text:span text:style-name="T9_41">nielegalną</text:span><text:span text:style-name="T9_42"><text:s/></text:span><text:span text:style-name="T9_43">działalnością</text:span><text:span text:style-name="T9_44"><text:s/>–<text:s/></text:span><text:span text:style-name="T9_45">przynajmniej</text:span><text:span text:style-name="T9_46"><text:s/></text:span><text:span text:style-name="T9_47">odniosłem</text:span><text:span text:style-name="T9_48"><text:s/></text:span><text:span text:style-name="T9_49">wrażenie</text:span><text:span text:style-name="T9_50">,<text:s/></text:span><text:span text:style-name="T9_51">iż</text:span><text:span text:style-name="T9_52"><text:s/></text:span><text:span text:style-name="T9_53">operuje</text:span><text:span text:style-name="T9_54"><text:s/></text:span><text:span text:style-name="T9_55">w</text:span><text:span text:style-name="T9_56"><text:s/></text:span><text:span text:style-name="T9_57">tak</text:span><text:span text:style-name="T9_58"><text:s/></text:span><text:span text:style-name="T9_59">zwanej</text:span><text:span text:style-name="T9_60"><text:s/>„</text:span><text:span text:style-name="T9_61">szarej</text:span><text:span text:style-name="T9_62"><text:s/></text:span><text:span text:style-name="T9_63">strefie</text:span><text:span text:style-name="T9_64">”.<text:s/></text:span><text:span text:style-name="T9_65">Jednocześnie</text:span><text:span text:style-name="T9_66"><text:s/></text:span><text:span text:style-name="T9_67">zdecydowanie</text:span><text:span text:style-name="T9_68"><text:s/></text:span><text:span text:style-name="T9_69">nie</text:span><text:span text:style-name="T9_70"><text:s/></text:span><text:span text:style-name="T9_71">jest</text:span><text:span text:style-name="T9_72"><text:s/></text:span><text:span text:style-name="T9_73">fanką</text:span><text:span text:style-name="T9_74"><text:s/></text:span><text:span text:style-name="T9_75">prawomocnej</text:span><text:span text:style-name="T9_76"><text:s/></text:span><text:span text:style-name="T9_77">władzy</text:span><text:span text:style-name="T9_78"><text:s/>–<text:s/></text:span><text:span text:style-name="T9_79">chodzi</text:span><text:span text:style-name="T9_80"><text:s/></text:span><text:span text:style-name="T9_81">o</text:span><text:span text:style-name="T9_82"><text:s/></text:span><text:span text:style-name="T9_83">wydarzenia</text:span><text:span text:style-name="T9_84"><text:s/></text:span><text:span text:style-name="T9_85">z</text:span><text:span text:style-name="T9_86"><text:s/></text:span><text:span text:style-name="T9_87">przeszłości</text:span><text:span text:style-name="T9_88">,<text:s/></text:span><text:span text:style-name="T9_89">gdzie</text:span><text:span text:style-name="T9_90"><text:s/></text:span><text:span text:style-name="T9_91">wspomniana</text:span><text:span text:style-name="T9_92"><text:s/></text:span><text:span text:style-name="T9_93">władza</text:span><text:span text:style-name="T9_94"><text:s/></text:span><text:span text:style-name="T9_95">dokonała</text:span><text:span text:style-name="T9_96"><text:s/></text:span><text:span text:style-name="T9_97">niezbyt</text:span><text:span text:style-name="T9_98"><text:s/></text:span><text:span text:style-name="T9_99">łagodnej</text:span><text:span text:style-name="T9_100"><text:s/></text:span><text:span text:style-name="T9_101">pacyfikacji</text:span><text:span text:style-name="T9_102"><text:s/></text:span><text:span text:style-name="T9_103">tłumu</text:span><text:span text:style-name="T9_104">,<text:s/></text:span><text:span text:style-name="T9_105">co</text:span><text:span text:style-name="T9_106"><text:s/></text:span><text:span text:style-name="T9_107">skończyło</text:span><text:span text:style-name="T9_108"><text:s/></text:span><text:span text:style-name="T9_109">się</text:span><text:span text:style-name="T9_110"><text:s/></text:span><text:span text:style-name="T9_111">ofiarami</text:span><text:span text:style-name="T9_112"><text:s/></text:span><text:span text:style-name="T9_113">śmiertelnymi</text:span><text:span text:style-name="T9_114">.<text:s/></text:span><text:span text:style-name="T9_115">W</text:span><text:span text:style-name="T9_116"><text:s/></text:span><text:span text:style-name="T9_117">związku</text:span><text:span text:style-name="T9_118"><text:s/></text:span><text:span text:style-name="T9_119">z</text:span><text:span text:style-name="T9_120"><text:s/></text:span><text:span text:style-name="T9_121">tym</text:span><text:span text:style-name="T9_122"><text:s/></text:span><text:span text:style-name="T9_123">wydarzeniem</text:span><text:span text:style-name="T9_124">,<text:s/></text:span><text:span text:style-name="T9_125">Scoot</text:span><text:span text:style-name="T9_126"><text:s/></text:span><text:span text:style-name="T9_127">nie</text:span><text:span text:style-name="T9_128"><text:s/></text:span><text:span text:style-name="T9_129">waha</text:span><text:span text:style-name="T9_130"><text:s/></text:span><text:span text:style-name="T9_131">się</text:span><text:span text:style-name="T9_132"><text:s/></text:span><text:span text:style-name="T9_133">wykonywać</text:span><text:span text:style-name="T9_134"><text:s/></text:span><text:span text:style-name="T9_135">pewnych</text:span><text:span text:style-name="T9_136"><text:s/></text:span><text:span text:style-name="T9_137">zadań</text:span><text:span text:style-name="T9_138">,<text:s/></text:span><text:span text:style-name="T9_139">które</text:span><text:span text:style-name="T9_140"><text:s/></text:span><text:span text:style-name="T9_141">raczej</text:span><text:span text:style-name="T9_142"><text:s/></text:span><text:span text:style-name="T9_143">wcześniej</text:span><text:span text:style-name="T9_144"><text:s/></text:span><text:span text:style-name="T9_145">niż</text:span><text:span text:style-name="T9_146"><text:s/></text:span><text:span text:style-name="T9_147">później</text:span><text:span text:style-name="T9_148"><text:s/></text:span><text:span text:style-name="T9_149">doprowadzają</text:span><text:span text:style-name="T9_150"><text:s/></text:span><text:span text:style-name="T9_151">ją</text:span><text:span text:style-name="T9_152"><text:s/></text:span><text:span text:style-name="T9_153">do</text:span><text:span text:style-name="T9_154"><text:s/></text:span><text:span text:style-name="T9_155">konfliktu</text:span><text:span text:style-name="T9_156"><text:s/></text:span><text:span text:style-name="T9_157">z</text:span><text:span text:style-name="T9_158"><text:s/></text:span><text:span text:style-name="T9_159">czynnikami</text:span><text:span text:style-name="T9_160"><text:s/></text:span><text:span text:style-name="T9_161">oficjalnymi</text:span><text:span text:style-name="T9_162">.<text:s/></text:span><text:span text:style-name="T9_163">Naturalnie</text:span><text:span text:style-name="T9_164"><text:s/></text:span><text:span text:style-name="T9_165">łatwo</text:span><text:span text:style-name="T9_166"><text:s/></text:span><text:span text:style-name="T9_167">można</text:span><text:span text:style-name="T9_168"><text:s/></text:span><text:span text:style-name="T9_169">się</text:span><text:span text:style-name="T9_170"><text:s/></text:span><text:span text:style-name="T9_171">domyślić</text:span><text:span text:style-name="T9_172">,<text:s/></text:span><text:span text:style-name="T9_173">iż</text:span><text:span text:style-name="T9_174"><text:s/></text:span><text:span text:style-name="T9_175">spowodowałoby</text:span><text:span text:style-name="T9_176"><text:s/></text:span><text:span text:style-name="T9_177">to</text:span><text:span text:style-name="T9_178"><text:s/></text:span><text:span text:style-name="T9_179">raczej</text:span><text:span text:style-name="T9_180"><text:s/></text:span><text:span text:style-name="T9_181">przykre</text:span><text:span text:style-name="T9_182"><text:s/></text:span><text:span text:style-name="T9_183">konsekwencje</text:span><text:span text:style-name="T9_184"><text:s/></text:span><text:span text:style-name="T9_185">dla</text:span><text:span text:style-name="T9_186"><text:s/></text:span><text:span text:style-name="T9_187">pomarańczowej</text:span><text:span text:style-name="T9_188"><text:s/></text:span><text:span text:style-name="T9_189">kurierki</text:span><text:span text:style-name="T9_190">,<text:s/></text:span><text:span text:style-name="T9_191">gdyby</text:span><text:span text:style-name="T9_192"><text:s/></text:span><text:span text:style-name="T9_193">nie</text:span><text:span text:style-name="T9_194"><text:s/></text:span><text:span text:style-name="T9_195">fakt</text:span><text:span text:style-name="T9_196">,<text:s/></text:span><text:span text:style-name="T9_197">iż</text:span><text:span text:style-name="T9_198"><text:s/></text:span><text:span text:style-name="T9_199">niespodziewanie</text:span><text:span text:style-name="T9_200"><text:s/></text:span><text:span text:style-name="T9_201">natyka</text:span><text:span text:style-name="T9_202"><text:s/></text:span><text:span text:style-name="T9_203">się</text:span><text:span text:style-name="T9_204"><text:s/></text:span><text:span text:style-name="T9_205">na</text:span><text:span text:style-name="T9_206"><text:s/></text:span><text:span text:style-name="T9_207">starą</text:span><text:span text:style-name="T9_208"><text:s/></text:span><text:span text:style-name="T9_209">znajomą</text:span><text:span text:style-name="T9_210">…</text:span></text:p>
      <text:p text:style-name="P10"/>
      <text:p text:style-name="P11"><text:span text:style-name="T11_1">Kim</text:span><text:span text:style-name="T11_2"><text:s/></text:span><text:span text:style-name="T11_3">była</text:span><text:span text:style-name="T11_4"><text:s/></text:span><text:span text:style-name="T11_5">ta</text:span><text:span text:style-name="T11_6"><text:s/></text:span><text:span text:style-name="T11_7">osoba</text:span><text:span text:style-name="T11_8"><text:s/></text:span><text:span text:style-name="T11_9">oraz</text:span><text:span text:style-name="T11_10"><text:s/></text:span><text:span text:style-name="T11_11">co</text:span><text:span text:style-name="T11_12"><text:s/></text:span><text:span text:style-name="T11_13">z</text:span><text:span text:style-name="T11_14"><text:s/></text:span><text:span text:style-name="T11_15">tego</text:span><text:span text:style-name="T11_16"><text:s/></text:span><text:span text:style-name="T11_17">wyniknęło</text:span><text:span text:style-name="T11_18">,<text:s/></text:span><text:span text:style-name="T11_19">będziecie</text:span><text:span text:style-name="T11_20"><text:s/></text:span><text:span text:style-name="T11_21">już</text:span><text:span text:style-name="T11_22"><text:s/></text:span><text:span text:style-name="T11_23">musieli</text:span><text:span text:style-name="T11_24"><text:s/></text:span><text:span text:style-name="T11_25">odkryć</text:span><text:span text:style-name="T11_26"><text:s/></text:span><text:span text:style-name="T11_27">sami</text:span><text:span text:style-name="T11_28">.<text:s/></text:span><text:span text:style-name="T11_29">Od</text:span><text:span text:style-name="T11_30"><text:s/></text:span><text:span text:style-name="T11_31">siebie</text:span><text:span text:style-name="T11_32"><text:s/></text:span><text:span text:style-name="T11_33">dodam</text:span><text:span text:style-name="T11_34"><text:s/></text:span><text:span text:style-name="T11_35">tylko</text:span><text:span text:style-name="T11_36"><text:s/></text:span><text:span text:style-name="T11_37">kilka</text:span><text:span text:style-name="T11_38"><text:s/></text:span><text:span text:style-name="T11_39">pomniejszych</text:span><text:span text:style-name="T11_40"><text:s/></text:span><text:span text:style-name="T11_41">spraw</text:span><text:span text:style-name="T11_42">.<text:s/></text:span><text:span text:style-name="T11_43">Zacznijmy</text:span><text:span text:style-name="T11_44"><text:s/></text:span><text:span text:style-name="T11_45">zatem</text:span><text:span text:style-name="T11_46"><text:s/></text:span><text:span text:style-name="T11_47">od</text:span><text:span text:style-name="T11_48"><text:s/></text:span><text:span text:style-name="T11_49">kreacji</text:span><text:span text:style-name="T11_50"><text:s/></text:span><text:span text:style-name="T11_51">bohaterów</text:span><text:span text:style-name="T11_52">,<text:s/></text:span><text:span text:style-name="T11_53">która</text:span><text:span text:style-name="T11_54"><text:s/></text:span><text:span text:style-name="T11_55">stoi</text:span><text:span text:style-name="T11_56"><text:s/></text:span><text:span text:style-name="T11_57">na</text:span><text:span text:style-name="T11_58"><text:s/></text:span><text:span text:style-name="T11_59">stabilnym</text:span><text:span text:style-name="T11_60">,<text:s/></text:span><text:span text:style-name="T11_61">wysokim</text:span><text:span text:style-name="T11_62"><text:s/></text:span><text:span text:style-name="T11_63">poziomie</text:span><text:span text:style-name="T11_64"><text:s/>–<text:s/></text:span><text:span text:style-name="T11_65">w</text:span><text:span text:style-name="T11_66"><text:s/></text:span><text:span text:style-name="T11_67">ich</text:span><text:span text:style-name="T11_68"><text:s/></text:span><text:span text:style-name="T11_69">zachowaniach</text:span><text:span text:style-name="T11_70"><text:s/></text:span><text:span text:style-name="T11_71">i</text:span><text:span text:style-name="T11_72"><text:s/></text:span><text:span text:style-name="T11_73">słowach</text:span><text:span text:style-name="T11_74"><text:s/></text:span><text:span text:style-name="T11_75">nie</text:span><text:span text:style-name="T11_76"><text:s/></text:span><text:span text:style-name="T11_77">widać</text:span><text:span text:style-name="T11_78"><text:s/></text:span><text:span text:style-name="T11_79">sztuczności</text:span><text:span text:style-name="T11_80">,<text:s/></text:span><text:span text:style-name="T11_81">są</text:span><text:span text:style-name="T11_82"><text:s/></text:span><text:span text:style-name="T11_83">prawdziwie</text:span><text:span text:style-name="T11_84"><text:s/></text:span><text:span text:style-name="T11_85">pełnokrwiści</text:span><text:span text:style-name="T11_86">.<text:s/></text:span><text:span text:style-name="T11_87">Fabuła</text:span><text:span text:style-name="T11_88"><text:s/></text:span><text:span text:style-name="T11_89">jest</text:span><text:span text:style-name="T11_90"><text:s/></text:span><text:span text:style-name="T11_91">nieprzesadnie</text:span><text:span text:style-name="T11_92"><text:s/></text:span><text:span text:style-name="T11_93">skomplikowana</text:span><text:span text:style-name="T11_94">,<text:s/></text:span><text:span text:style-name="T11_95">czego</text:span><text:span text:style-name="T11_96"><text:s/></text:span><text:span text:style-name="T11_97">jednak</text:span><text:span text:style-name="T11_98"><text:s/></text:span><text:span text:style-name="T11_99">nie</text:span><text:span text:style-name="T11_100"><text:s/></text:span><text:span text:style-name="T11_101">należy</text:span><text:span text:style-name="T11_102"><text:s/></text:span><text:span text:style-name="T11_103">uznawać</text:span><text:span text:style-name="T11_104"><text:s/></text:span><text:span text:style-name="T11_105">za</text:span><text:span text:style-name="T11_106"><text:s/></text:span><text:span text:style-name="T11_107">wadę</text:span><text:span text:style-name="T11_108"><text:s/>–<text:s/></text:span><text:span text:style-name="T11_109">ten</text:span><text:span text:style-name="T11_110"><text:s/></text:span><text:span text:style-name="T11_111">fanfik</text:span><text:span text:style-name="T11_112"><text:s/></text:span><text:span text:style-name="T11_113">to</text:span><text:span text:style-name="T11_114"><text:s/></text:span><text:span text:style-name="T11_115">w</text:span><text:span text:style-name="T11_116"><text:s/></text:span><text:span text:style-name="T11_117">większości</text:span><text:span text:style-name="T11_118"><text:s/></text:span><text:span text:style-name="T11_119">akcja</text:span><text:span text:style-name="T11_120">.<text:s/></text:span><text:span text:style-name="T11_121">I</text:span><text:span text:style-name="T11_122"><text:s/></text:span><text:span text:style-name="T11_123">pęd</text:span><text:span text:style-name="T11_124">.<text:s/></text:span><text:span text:style-name="T11_125">Oczywiście</text:span><text:span text:style-name="T11_126"><text:s/></text:span><text:span text:style-name="T11_127">jest</text:span><text:span text:style-name="T11_128"><text:s/></text:span><text:span text:style-name="T11_129">w</text:span><text:span text:style-name="T11_130"><text:s/></text:span><text:span text:style-name="T11_131">nim</text:span><text:span text:style-name="T11_132"><text:s/></text:span><text:span text:style-name="T11_133">trochę</text:span><text:span text:style-name="T11_134"><text:s/></text:span><text:span text:style-name="T11_135">dylematów</text:span><text:span text:style-name="T11_136"><text:s/></text:span><text:span text:style-name="T11_137">związanych</text:span><text:span text:style-name="T11_138"><text:s/></text:span><text:span text:style-name="T11_139">z</text:span><text:span text:style-name="T11_140"><text:s/></text:span><text:span text:style-name="T11_141">przyjaźnią</text:span><text:span text:style-name="T11_142"><text:s/>–<text:s/></text:span><text:span text:style-name="T11_143">akurat</text:span><text:span text:style-name="T11_144"><text:s/></text:span><text:span text:style-name="T11_145">tyle</text:span><text:span text:style-name="T11_146">,<text:s/></text:span><text:span text:style-name="T11_147">by</text:span><text:span text:style-name="T11_148"><text:s/></text:span><text:span text:style-name="T11_149">zaciekawić</text:span><text:span text:style-name="T11_150"><text:s/></text:span><text:span text:style-name="T11_151">czytelnika</text:span><text:span text:style-name="T11_152">.<text:s/></text:span><text:span text:style-name="T11_153">Jednak</text:span><text:span text:style-name="T11_154"><text:s/></text:span><text:span text:style-name="T11_155">za</text:span><text:span text:style-name="T11_156"><text:s/></text:span><text:span text:style-name="T11_157">najlepszą</text:span><text:span text:style-name="T11_158"><text:s/></text:span><text:span text:style-name="T11_159">cechę</text:span><text:span text:style-name="T11_160"><text:s/></text:span><text:span text:style-name="T11_161">tego</text:span><text:span text:style-name="T11_162"><text:s/></text:span><text:span text:style-name="T11_163">opowiadania</text:span><text:span text:style-name="T11_164"><text:s/></text:span><text:span text:style-name="T11_165">uważam</text:span><text:span text:style-name="T11_166"><text:s/></text:span><text:span text:style-name="T11_167">opisy</text:span><text:span text:style-name="T11_168">.<text:s/></text:span><text:span text:style-name="T11_169">Jest</text:span><text:span text:style-name="T11_170"><text:s/></text:span><text:span text:style-name="T11_171">w</text:span><text:span text:style-name="T11_172"><text:s/></text:span><text:span text:style-name="T11_173">nich</text:span><text:span text:style-name="T11_174"><text:s/></text:span><text:span text:style-name="T11_175">taka</text:span><text:span text:style-name="T11_176"><text:s/></text:span><text:span text:style-name="T11_177">dynamika</text:span><text:span text:style-name="T11_178">,<text:s/></text:span><text:span text:style-name="T11_179">taki</text:span><text:span text:style-name="T11_180"><text:s/></text:span><text:span text:style-name="T11_181">pęd</text:span><text:span text:style-name="T11_182">,<text:s/></text:span><text:span text:style-name="T11_183">taka</text:span><text:span text:style-name="T11_184">…<text:s/></text:span><text:span text:style-name="T11_185">żywiołowość</text:span><text:span text:style-name="T11_186">,<text:s/></text:span><text:span text:style-name="T11_187">iż</text:span><text:span text:style-name="T11_188"><text:s/></text:span><text:span text:style-name="T11_189">banalnie</text:span><text:span text:style-name="T11_190"><text:s/></text:span><text:span text:style-name="T11_191">łatwo</text:span><text:span text:style-name="T11_192"><text:s/></text:span><text:span text:style-name="T11_193">jest</text:span><text:span text:style-name="T11_194"><text:s/></text:span><text:span text:style-name="T11_195">się</text:span><text:span text:style-name="T11_196"><text:s/></text:span><text:span text:style-name="T11_197">wczuć</text:span><text:span text:style-name="T11_198"><text:s/></text:span><text:span text:style-name="T11_199">w</text:span><text:span text:style-name="T11_200"><text:s/></text:span><text:span text:style-name="T11_201">postać</text:span><text:span text:style-name="T11_202"><text:s/></text:span><text:span text:style-name="T11_203">bohaterki</text:span><text:span text:style-name="T11_204"><text:s/></text:span><text:span text:style-name="T11_205">i</text:span><text:span text:style-name="T11_206"><text:s/></text:span><text:span text:style-name="T11_207">razem</text:span><text:span text:style-name="T11_208"><text:s/></text:span><text:span text:style-name="T11_209">z</text:span><text:span text:style-name="T11_210"><text:s/></text:span><text:span text:style-name="T11_211">nią</text:span><text:span text:style-name="T11_212"><text:s/></text:span><text:span text:style-name="T11_213">śmigać</text:span><text:span text:style-name="T11_214"><text:s/></text:span><text:span text:style-name="T11_215">po</text:span><text:span text:style-name="T11_216"><text:s/></text:span><text:span text:style-name="T11_217">dachach</text:span><text:span text:style-name="T11_218"><text:s/></text:span><text:span text:style-name="T11_219">czy</text:span><text:span text:style-name="T11_220"><text:s/></text:span><text:span text:style-name="T11_221">korytarzach</text:span><text:span text:style-name="T11_222">.<text:s/></text:span><text:span text:style-name="T11_223">W</text:span><text:span text:style-name="T11_224"><text:s/></text:span><text:span text:style-name="T11_225">oddaniu</text:span><text:span text:style-name="T11_226"><text:s/></text:span><text:span text:style-name="T11_227">tej</text:span><text:span text:style-name="T11_228"><text:s/></text:span><text:span text:style-name="T11_229">szybkości</text:span><text:span text:style-name="T11_230"><text:s/></text:span><text:span text:style-name="T11_231">pomaga</text:span><text:span text:style-name="T11_232"><text:s/></text:span><text:span text:style-name="T11_233">również</text:span><text:span text:style-name="T11_234"><text:s/></text:span><text:span text:style-name="T11_235">niewielka</text:span><text:span text:style-name="T11_236"><text:s/></text:span><text:span text:style-name="T11_237">objętość</text:span><text:span text:style-name="T11_238"><text:s/></text:span><text:span text:style-name="T11_239">opowiadania</text:span><text:span text:style-name="T11_240"><text:s/>–<text:s/></text:span><text:span text:style-name="T11_241">nieco</text:span><text:span text:style-name="T11_242"><text:s/></text:span><text:span text:style-name="T11_243">poniżej</text:span><text:span text:style-name="T11_244"><text:s/></text:span><text:span text:style-name="T11_245">piętnastu</text:span><text:span text:style-name="T11_246"><text:s/></text:span><text:span text:style-name="T11_247">stron</text:span><text:span text:style-name="T11_248">.<text:s/></text:span><text:span text:style-name="T11_249">Uważam</text:span><text:span text:style-name="T11_250">,<text:s/></text:span><text:span text:style-name="T11_251">iż</text:span><text:span text:style-name="T11_252"><text:s/></text:span><text:span text:style-name="T11_253">jest</text:span><text:span text:style-name="T11_254"><text:s/></text:span><text:span text:style-name="T11_255">to</text:span><text:span text:style-name="T11_256"><text:s/></text:span><text:span text:style-name="T11_257">dla</text:span><text:span text:style-name="T11_258"><text:s/></text:span><text:span text:style-name="T11_259">niego</text:span><text:span text:style-name="T11_260"><text:s/></text:span><text:span text:style-name="T11_261">objętość</text:span><text:span text:style-name="T11_262"><text:s/></text:span><text:span text:style-name="T11_263">idealna</text:span><text:span text:style-name="T11_264"><text:s/>–<text:s/></text:span><text:span text:style-name="T11_265">w</text:span><text:span text:style-name="T11_266"><text:s/></text:span><text:span text:style-name="T11_267">krótszym</text:span><text:span text:style-name="T11_268"><text:s/></text:span><text:span text:style-name="T11_269">nie</text:span><text:span text:style-name="T11_270"><text:s/></text:span><text:span text:style-name="T11_271">dałoby</text:span><text:span text:style-name="T11_272"><text:s/></text:span><text:span text:style-name="T11_273">się</text:span><text:span text:style-name="T11_274"><text:s/></text:span><text:span text:style-name="T11_275">zawrzeć</text:span><text:span text:style-name="T11_276"><text:s/></text:span><text:span text:style-name="T11_277">wszystkiego</text:span><text:span text:style-name="T11_278">,<text:s/></text:span><text:span text:style-name="T11_279">a</text:span><text:span text:style-name="T11_280"><text:s/></text:span><text:span text:style-name="T11_281">dłuższy</text:span><text:span text:style-name="T11_282"><text:s/></text:span><text:span text:style-name="T11_283">mógłby</text:span><text:span text:style-name="T11_284"><text:s/></text:span><text:span text:style-name="T11_285">spowolnić</text:span><text:span text:style-name="T11_286"><text:s/></text:span><text:span text:style-name="T11_287">tempo</text:span><text:span text:style-name="T11_288">,<text:s/></text:span><text:span text:style-name="T11_289">co</text:span><text:span text:style-name="T11_290"><text:s/></text:span><text:span text:style-name="T11_291">w</text:span><text:span text:style-name="T11_292"><text:s/></text:span><text:span text:style-name="T11_293">tym</text:span><text:span text:style-name="T11_294"><text:s/></text:span><text:span text:style-name="T11_295">wypadku</text:span><text:span text:style-name="T11_296"><text:s/></text:span><text:span text:style-name="T11_297">byłoby</text:span><text:span text:style-name="T11_298"><text:s/></text:span><text:span text:style-name="T11_299">bardzo</text:span><text:span text:style-name="T11_300"><text:s/></text:span><text:span text:style-name="T11_301">szkodliwe</text:span><text:span text:style-name="T11_302">.<text:s/></text:span><text:span text:style-name="T11_303">Bezwzględnie</text:span><text:span text:style-name="T11_304"><text:s/></text:span><text:span text:style-name="T11_305">polecam</text:span><text:span text:style-name="T11_306">!<text:s/>10/10<text:s/></text:span></text:p>
      <text:p text:style-name="P12"/>
      <text:p text:style-name="P13"><text:span text:style-name="T13_1">Link</text:span><text:span text:style-name="T13_2"><text:s/></text:span><text:span text:style-name="T13_3">do</text:span><text:span text:style-name="T13_4"><text:s/></text:span><text:span text:style-name="T13_5">obrazka</text:span><text:span text:style-name="T13_6">:<text:s/></text:span><text:span text:style-name="T13_7"><text:a xlink:type="simple" xlink:href="http://www.modvive.com/wp-content/uploads/2015/05/mirror-s-edge-faith-nebo.jpg"><text:span text:style-name="T13_8">1</text:span></text:a></text:span><text:span text:style-name="T13_9"><text:s/></text:span><text:span text:style-name="T13_10"><text:a xlink:type="simple" xlink:href="http://images-cdn.moviepilot.com/images/c_fill,h_1080,w_1920/t_mp_quality/bxif0yopx93azhzoydld/is-mirror-s-edge-2-catalyst-an-open-world-game-like-dying-light-mirror-s-edge-2-456565.jpg"><text:span text:style-name="T13_11">2</text:span></text:a></text:span><text:span text:style-name="T13_12"><text:s/></text:span><text:span text:style-name="T13_13"><text:a xlink:type="simple" xlink:href="http://img11.deviantart.net/08ca/i/2011/288/0/b/mirror__s_edge___runnin___by_nettosonic-d1urls9.jpg"><text:span text:style-name="T13_14">3</text:span></text:a></text:span><text:span text:style-name="T13_15"><text:s/></text:span><text:span text:style-name="T13_16"><text:a xlink:type="simple" xlink:href="http://www.badrobots.se/wp-content/uploads/2014/05/0000006705.1920x1080.jpg"><text:span text:style-name="T13_17">4</text:span></text:a></text:span><text:span text:style-name="T13_18"><text:s/></text:span><text:span text:style-name="T13_19"><text:a xlink:type="simple" xlink:href="http://www.lold.org/uploads/2011/10/mirrors-edge-wallpaper.jpg"><text:span text:style-name="T13_20">5</text:span></text:a></text:span><text:span text:style-name="T13_21"><text:s/></text:span><text:span text:style-name="T13_22"><text:a xlink:type="simple" xlink:href="http://pre04.deviantart.net/2d72/th/pre/i/2014/164/f/2/mirror_s_edge_by_michalkus-d7m8y90.jpg"><text:span text:style-name="T13_23">6</text:span></text:a></text:span><text:span text:style-name="T13_24"><text:s/>(</text:span><text:span text:style-name="T13_25">zaproponowane</text:span><text:span text:style-name="T13_26"><text:s/></text:span><text:span text:style-name="T13_27">przez</text:span><text:span text:style-name="T13_28"><text:s/></text:span><text:span text:style-name="T13_29">autorkę</text:span><text:span text:style-name="T13_30">,<text:s/></text:span><text:span text:style-name="T13_31">podobno</text:span><text:span text:style-name="T13_32"><text:s/></text:span><text:span text:style-name="T13_33">nie</text:span><text:span text:style-name="T13_34"><text:s/></text:span><text:span text:style-name="T13_35">ma</text:span><text:span text:style-name="T13_36"><text:s/></text:span><text:span text:style-name="T13_37">nic</text:span><text:span text:style-name="T13_38"><text:s/></text:span><text:span text:style-name="T13_39">podobnego</text:span><text:span text:style-name="T13_40"><text:s/></text:span><text:span text:style-name="T13_41">w</text:span><text:span text:style-name="T13_42"><text:s/></text:span><text:span text:style-name="T13_43">klimacie</text:span><text:span text:style-name="T13_44"><text:s/></text:span><text:span text:style-name="T13_45">MLP</text:span><text:span text:style-name="T13_46">)</text:span><text:span text:style-name="T13_47"><text:s/></text:span></text:p>
      <text:p text:style-name="P14"><text:span text:style-name="T14_1">Link</text:span><text:span text:style-name="T14_2"><text:s/></text:span><text:span text:style-name="T14_3">do</text:span><text:span text:style-name="T14_4"><text:s/></text:span><text:span text:style-name="T14_5">źródła</text:span><text:span text:style-name="T14_6"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